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fo:font-family="Calibri" style:font-family-asian="Calibri" style:font-family-complex="Calibri" fo:background-color="transparent" fo:color="#642d08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8.00pt" fo:font-weight="bold" fo:font-family="Calibri" style:font-family-asian="Calibri" style:font-family-complex="Calibri" fo:background-color="transparent" fo:color="#7c380a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23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6.00pt" fo:font-weight="bold" fo:font-family="Calibri" style:font-family-asian="Calibri" style:font-family-complex="Calibri" fo:background-color="transparent" fo:color="#8f400b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8.00pt" fo:font-weight="bold" fo:font-family="Calibri" style:font-family-asian="Calibri" style:font-family-complex="Calibri" fo:background-color="transparent" fo:color="#7c380a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59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6.00pt" fo:font-weight="bold" fo:font-family="Calibri" style:font-family-asian="Calibri" style:font-family-complex="Calibri" fo:background-color="transparent" fo:color="#8f400b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8.00pt" fo:font-weight="bold" fo:font-family="Calibri" style:font-family-asian="Calibri" style:font-family-complex="Calibri" fo:background-color="transparent" fo:color="#7c380a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95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6.00pt" fo:font-weight="bold" fo:font-family="Calibri" style:font-family-asian="Calibri" style:font-family-complex="Calibri" fo:background-color="transparent" fo:color="#8f400b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8.00pt" fo:font-weight="bold" fo:font-family="Calibri" style:font-family-asian="Calibri" style:font-family-complex="Calibri" fo:background-color="transparent" fo:color="#7c380a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6.00pt" fo:font-weight="bold" fo:font-family="Calibri" style:font-family-asian="Calibri" style:font-family-complex="Calibri" fo:background-color="transparent" fo:color="#8f400b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8.00pt" fo:font-weight="bold" fo:font-family="Calibri" style:font-family-asian="Calibri" style:font-family-complex="Calibri" fo:background-color="transparent" fo:color="#7c380a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52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153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6.00pt" fo:font-weight="bold" fo:font-family="Calibri" style:font-family-asian="Calibri" style:font-family-complex="Calibri" fo:background-color="transparent" fo:color="#8f400b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8.00pt" fo:font-weight="bold" fo:font-family="Calibri" style:font-family-asian="Calibri" style:font-family-complex="Calibri" fo:background-color="transparent" fo:color="#7c380a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6.00pt" fo:font-weight="bold" fo:font-family="Calibri" style:font-family-asian="Calibri" style:font-family-complex="Calibri" fo:background-color="transparent" fo:color="#8f400b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8.00pt" fo:font-weight="bold" fo:font-family="Calibri" style:font-family-asian="Calibri" style:font-family-complex="Calibri" fo:background-color="transparent" fo:color="#7c380a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6.00pt" fo:font-weight="bold" fo:font-family="Calibri" style:font-family-asian="Calibri" style:font-family-complex="Calibri" fo:background-color="transparent" fo:color="#8f400b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Consolas" style:font-family-asian="Consolas" style:font-family-complex="Consolas" fo:background-color="transparent" fo:color="#000000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normal" fo:font-family="Consolas" style:font-family-asian="Consolas" style:font-family-complex="Consolas" fo:background-color="transparent" fo:color="#000000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8.00pt" fo:font-weight="bold" fo:font-family="Calibri" style:font-family-asian="Calibri" style:font-family-complex="Calibri" fo:background-color="transparent" fo:color="#7c380a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6.00pt" fo:font-weight="bold" fo:font-family="Calibri" style:font-family-asian="Calibri" style:font-family-complex="Calibri" fo:background-color="transparent" fo:color="#8f400b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8.00pt" fo:font-weight="bold" fo:font-family="Calibri" style:font-family-asian="Calibri" style:font-family-complex="Calibri" fo:background-color="transparent" fo:color="#7c380a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25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293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294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6.00pt" fo:font-weight="bold" fo:font-family="Calibri" style:font-family-asian="Calibri" style:font-family-complex="Calibri" fo:background-color="transparent" fo:color="#8f400b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8.00pt" fo:font-weight="bold" fo:font-family="Calibri" style:font-family-asian="Calibri" style:font-family-complex="Calibri" fo:background-color="transparent" fo:color="#7c380a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23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324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27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328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29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330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31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332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35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336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37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338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39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340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41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342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34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6.00pt" fo:font-weight="bold" fo:font-family="Calibri" style:font-family-asian="Calibri" style:font-family-complex="Calibri" fo:background-color="transparent" fo:color="#8f400b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8.00pt" fo:font-weight="bold" fo:font-family="Calibri" style:font-family-asian="Calibri" style:font-family-complex="Calibri" fo:background-color="transparent" fo:color="#7c380a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6.00pt" fo:font-weight="bold" fo:font-family="Calibri" style:font-family-asian="Calibri" style:font-family-complex="Calibri" fo:background-color="transparent" fo:color="#8f400b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top="10.00pt" fo:margin-bottom="2.00pt"/>
    </style:style>
    <style:style style:name="P2" style:family="paragraph">
      <style:paragraph-properties fo:line-height="115.00%" fo:text-align="left" fo:margin-top="4.00pt" fo:margin-bottom="6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justify" fo:margin-top="6.00pt" fo:margin-bottom="4.00pt">
        <style:tab-stops>
          <style:tab-stop style:position="56.15pt"/>
        </style:tab-stops>
      </style:paragraph-properties>
    </style:style>
    <style:style style:name="P4" style:family="paragraph">
      <style:paragraph-properties fo:line-height="115.00%" fo:text-align="left" fo:margin-top="4.00pt" fo:margin-bottom="6.00pt"/>
    </style:style>
    <style:style style:name="P5" style:family="paragraph">
      <style:paragraph-properties fo:line-height="115.00%" fo:text-align="justify" fo:margin-bottom="2.00pt"/>
    </style:style>
    <style:style style:name="P6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7" style:family="paragraph">
      <style:paragraph-properties fo:line-height="100.00%" fo:text-align="center" fo:margin-top="4.00pt"/>
    </style:style>
    <style:style style:name="P8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9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10" style:family="paragraph">
      <style:paragraph-properties fo:line-height="100.00%" fo:text-align="justify" fo:margin-top="4.00pt"/>
    </style:style>
    <style:style style:name="P11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12" style:family="paragraph">
      <style:paragraph-properties fo:line-height="100.00%" fo:text-align="justify" fo:margin-top="4.00pt"/>
    </style:style>
    <style:style style:name="P13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14" style:family="paragraph">
      <style:paragraph-properties fo:line-height="100.00%" fo:text-align="justify" fo:margin-top="4.00pt"/>
    </style:style>
    <style:style style:name="P15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16" style:family="paragraph">
      <style:paragraph-properties fo:line-height="115.00%" fo:text-align="left" fo:margin-top="4.00pt" fo:margin-bottom="6.00pt"/>
    </style:style>
    <text:list-style style:name="L1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7" style:family="paragraph">
      <style:paragraph-properties fo:line-height="115.00%" fo:text-align="justify" fo:margin-top="6.00pt" fo:margin-bottom="4.00pt">
        <style:tab-stops>
          <style:tab-stop style:position="56.15pt"/>
        </style:tab-stops>
      </style:paragraph-properties>
    </style:style>
    <style:style style:name="P18" style:family="paragraph">
      <style:paragraph-properties fo:line-height="115.00%" fo:text-align="left" fo:margin-top="4.00pt" fo:margin-bottom="6.00pt"/>
    </style:style>
    <style:style style:name="P19" style:family="paragraph">
      <style:paragraph-properties fo:line-height="115.00%" fo:text-align="justify" fo:margin-bottom="2.00pt"/>
    </style:style>
    <style:style style:name="P20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21" style:family="paragraph">
      <style:paragraph-properties fo:line-height="100.00%" fo:text-align="center" fo:margin-top="4.00pt"/>
    </style:style>
    <style:style style:name="P22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23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24" style:family="paragraph">
      <style:paragraph-properties fo:line-height="100.00%" fo:text-align="justify" fo:margin-top="4.00pt"/>
    </style:style>
    <style:style style:name="P25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26" style:family="paragraph">
      <style:paragraph-properties fo:line-height="100.00%" fo:text-align="justify" fo:margin-top="4.00pt"/>
    </style:style>
    <style:style style:name="P27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28" style:family="paragraph">
      <style:paragraph-properties fo:line-height="100.00%" fo:text-align="justify" fo:margin-top="4.00pt"/>
    </style:style>
    <style:style style:name="P29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30" style:family="paragraph">
      <style:paragraph-properties fo:line-height="115.00%" fo:text-align="left" fo:margin-top="4.00pt" fo:margin-bottom="6.00pt"/>
    </style:style>
    <text:list-style style:name="L3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1" style:family="paragraph">
      <style:paragraph-properties fo:line-height="115.00%" fo:text-align="justify" fo:margin-top="6.00pt" fo:margin-bottom="4.00pt">
        <style:tab-stops>
          <style:tab-stop style:position="56.15pt"/>
        </style:tab-stops>
      </style:paragraph-properties>
    </style:style>
    <style:style style:name="P32" style:family="paragraph">
      <style:paragraph-properties fo:line-height="115.00%" fo:text-align="justify" fo:margin-top="4.00pt" fo:margin-bottom="6.00pt"/>
    </style:style>
    <style:style style:name="P33" style:family="paragraph">
      <style:paragraph-properties fo:line-height="115.00%" fo:text-align="justify" fo:margin-bottom="2.00pt"/>
    </style:style>
    <style:style style:name="P34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35" style:family="paragraph">
      <style:paragraph-properties fo:line-height="100.00%" fo:text-align="center" fo:margin-top="4.00pt"/>
    </style:style>
    <style:style style:name="P36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37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38" style:family="paragraph">
      <style:paragraph-properties fo:line-height="100.00%" fo:text-align="justify" fo:margin-top="4.00pt"/>
    </style:style>
    <style:style style:name="P39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40" style:family="paragraph">
      <style:paragraph-properties fo:line-height="100.00%" fo:text-align="justify" fo:margin-top="4.00pt"/>
    </style:style>
    <style:style style:name="P41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42" style:family="paragraph">
      <style:paragraph-properties fo:line-height="115.00%" fo:text-align="left" fo:margin-top="4.00pt" fo:margin-bottom="6.00pt"/>
    </style:style>
    <text:list-style style:name="L4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3" style:family="paragraph">
      <style:paragraph-properties fo:line-height="115.00%" fo:text-align="justify" fo:margin-top="6.00pt" fo:margin-bottom="4.00pt">
        <style:tab-stops>
          <style:tab-stop style:position="56.15pt"/>
        </style:tab-stops>
      </style:paragraph-properties>
    </style:style>
    <style:style style:name="P44" style:family="paragraph">
      <style:paragraph-properties fo:line-height="115.00%" fo:text-align="left" fo:margin-top="4.00pt" fo:margin-bottom="6.00pt"/>
    </style:style>
    <style:style style:name="P45" style:family="paragraph">
      <style:paragraph-properties fo:line-height="115.00%" fo:text-align="justify" fo:margin-bottom="2.00pt"/>
    </style:style>
    <style:style style:name="P46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47" style:family="paragraph">
      <style:paragraph-properties fo:line-height="100.00%" fo:text-align="center" fo:margin-top="4.00pt"/>
    </style:style>
    <style:style style:name="P48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49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50" style:family="paragraph">
      <style:paragraph-properties fo:line-height="100.00%" fo:text-align="justify" fo:margin-top="4.00pt"/>
    </style:style>
    <style:style style:name="P51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52" style:family="paragraph">
      <style:paragraph-properties fo:line-height="100.00%" fo:text-align="justify" fo:margin-top="4.00pt"/>
    </style:style>
    <style:style style:name="P53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54" style:family="paragraph">
      <style:paragraph-properties fo:line-height="115.00%" fo:text-align="left" fo:margin-top="4.00pt" fo:margin-bottom="6.00pt"/>
    </style:style>
    <text:list-style style:name="L5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5" style:family="paragraph">
      <style:paragraph-properties fo:line-height="115.00%" fo:text-align="justify" fo:margin-top="6.00pt" fo:margin-bottom="4.00pt">
        <style:tab-stops>
          <style:tab-stop style:position="56.15pt"/>
        </style:tab-stops>
      </style:paragraph-properties>
    </style:style>
    <style:style style:name="P56" style:family="paragraph">
      <style:paragraph-properties fo:line-height="115.00%" fo:text-align="justify" fo:margin-top="4.00pt" fo:margin-bottom="6.00pt"/>
    </style:style>
    <text:list-style style:name="L57">
      <text:list-level-style-bullet text:level="1" text:bullet-char="•">
        <style:list-level-properties text:space-before="20.40pt" text:min-label-width="18.00pt"/>
        <style:text-properties fo:font-family="Symbol"/>
      </text:list-level-style-bullet>
    </text:list-style>
    <style:style style:name="P57" style:family="paragraph">
      <style:paragraph-properties fo:line-height="115.00%" fo:text-align="justify" fo:margin-bottom="10.00pt"/>
    </style:style>
    <style:style style:name="P58" style:family="paragraph">
      <style:paragraph-properties fo:line-height="115.00%" fo:text-align="justify" fo:margin-top="4.00pt" fo:margin-bottom="6.00pt"/>
    </style:style>
    <style:style style:name="P59" style:family="paragraph">
      <style:paragraph-properties fo:line-height="115.00%" fo:text-align="justify" fo:margin-bottom="2.00pt"/>
    </style:style>
    <style:style style:name="P60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61" style:family="paragraph">
      <style:paragraph-properties fo:line-height="100.00%" fo:text-align="center" fo:margin-top="4.00pt"/>
    </style:style>
    <style:style style:name="P62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63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64" style:family="paragraph">
      <style:paragraph-properties fo:line-height="100.00%" fo:text-align="justify" fo:margin-top="4.00pt"/>
    </style:style>
    <style:style style:name="P65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66" style:family="paragraph">
      <style:paragraph-properties fo:line-height="100.00%" fo:text-align="justify" fo:margin-top="4.00pt"/>
    </style:style>
    <style:style style:name="P67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68" style:family="paragraph">
      <style:paragraph-properties fo:line-height="115.00%" fo:text-align="left" fo:margin-top="4.00pt" fo:margin-bottom="6.00pt"/>
    </style:style>
    <text:list-style style:name="L6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9" style:family="paragraph">
      <style:paragraph-properties fo:line-height="115.00%" fo:text-align="justify" fo:margin-top="6.00pt" fo:margin-bottom="4.00pt">
        <style:tab-stops>
          <style:tab-stop style:position="56.15pt"/>
        </style:tab-stops>
      </style:paragraph-properties>
    </style:style>
    <style:style style:name="P70" style:family="paragraph">
      <style:paragraph-properties fo:line-height="115.00%" fo:text-align="justify" fo:margin-top="4.00pt" fo:margin-bottom="6.00pt"/>
    </style:style>
    <style:style style:name="P71" style:family="paragraph">
      <style:paragraph-properties fo:line-height="115.00%" fo:text-align="justify" fo:margin-bottom="2.00pt"/>
    </style:style>
    <style:style style:name="P72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73" style:family="paragraph">
      <style:paragraph-properties fo:line-height="100.00%" fo:text-align="center" fo:margin-top="4.00pt"/>
    </style:style>
    <style:style style:name="P74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75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76" style:family="paragraph">
      <style:paragraph-properties fo:line-height="100.00%" fo:text-align="justify" fo:margin-top="4.00pt"/>
    </style:style>
    <style:style style:name="P77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78" style:family="paragraph">
      <style:paragraph-properties fo:line-height="100.00%" fo:text-align="justify" fo:margin-top="4.00pt"/>
    </style:style>
    <style:style style:name="P79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80" style:family="paragraph">
      <style:paragraph-properties fo:line-height="115.00%" fo:text-align="left" fo:margin-top="4.00pt" fo:margin-bottom="6.00pt"/>
    </style:style>
    <text:list-style style:name="L8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1" style:family="paragraph">
      <style:paragraph-properties fo:line-height="115.00%" fo:text-align="justify" fo:margin-top="6.00pt" fo:margin-bottom="4.00pt">
        <style:tab-stops>
          <style:tab-stop style:position="56.15pt"/>
        </style:tab-stops>
      </style:paragraph-properties>
    </style:style>
    <style:style style:name="P82" style:family="paragraph">
      <style:paragraph-properties fo:line-height="115.00%" fo:text-align="justify" fo:margin-top="4.00pt" fo:margin-bottom="6.00pt"/>
    </style:style>
    <style:style style:name="P83" style:family="paragraph">
      <style:paragraph-properties fo:line-height="115.00%" fo:text-align="justify" fo:margin-bottom="2.00pt"/>
    </style:style>
    <style:style style:name="P84" style:family="paragraph">
      <style:paragraph-properties fo:line-height="100.00%" fo:text-align="left" fo:margin-left="2.00pt" fo:text-indent="-2.00pt">
        <style:tab-stops>
          <style:tab-stop style:position="218.10pt"/>
          <style:tab-stop style:position="26315.20pt"/>
        </style:tab-stops>
      </style:paragraph-properties>
    </style:style>
    <style:style style:name="P85" style:family="paragraph">
      <style:paragraph-properties fo:line-height="100.00%" fo:text-align="center" fo:margin-top="4.00pt"/>
    </style:style>
    <style:style style:name="P86" style:family="paragraph">
      <style:paragraph-properties fo:line-height="100.00%" fo:text-align="left" fo:margin-left="2.00pt" fo:text-indent="-2.00pt">
        <style:tab-stops>
          <style:tab-stop style:position="218.10pt"/>
          <style:tab-stop style:position="26315.20pt"/>
        </style:tab-stops>
      </style:paragraph-properties>
    </style:style>
    <style:style style:name="P87" style:family="paragraph">
      <style:paragraph-properties fo:line-height="100.00%" fo:text-align="left" fo:margin-left="2.00pt" fo:text-indent="-2.00pt">
        <style:tab-stops>
          <style:tab-stop style:position="218.10pt"/>
          <style:tab-stop style:position="26315.20pt"/>
        </style:tab-stops>
      </style:paragraph-properties>
    </style:style>
    <style:style style:name="P88" style:family="paragraph">
      <style:paragraph-properties fo:line-height="100.00%" fo:text-align="justify"/>
    </style:style>
    <style:style style:name="P89" style:family="paragraph">
      <style:paragraph-properties fo:line-height="100.00%" fo:text-align="justify" fo:margin-top="4.00pt"/>
    </style:style>
    <style:style style:name="P90" style:family="paragraph">
      <style:paragraph-properties fo:line-height="100.00%" fo:text-align="left" fo:margin-left="2.00pt" fo:text-indent="-2.00pt">
        <style:tab-stops>
          <style:tab-stop style:position="218.10pt"/>
          <style:tab-stop style:position="26315.20pt"/>
        </style:tab-stops>
      </style:paragraph-properties>
    </style:style>
    <style:style style:name="P91" style:family="paragraph">
      <style:paragraph-properties fo:line-height="100.00%" fo:text-align="justify"/>
    </style:style>
    <style:style style:name="P92" style:family="paragraph">
      <style:paragraph-properties fo:line-height="100.00%" fo:text-align="justify" fo:margin-top="4.00pt"/>
    </style:style>
    <style:style style:name="P93" style:family="paragraph">
      <style:paragraph-properties fo:line-height="100.00%" fo:text-align="left" fo:margin-left="2.00pt" fo:text-indent="-2.00pt">
        <style:tab-stops>
          <style:tab-stop style:position="218.10pt"/>
          <style:tab-stop style:position="26315.20pt"/>
        </style:tab-stops>
      </style:paragraph-properties>
    </style:style>
    <style:style style:name="P94" style:family="paragraph">
      <style:paragraph-properties fo:line-height="115.00%" fo:text-align="left" fo:margin-top="4.00pt" fo:margin-bottom="6.00pt"/>
    </style:style>
    <text:list-style style:name="L9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5" style:family="paragraph">
      <style:paragraph-properties fo:line-height="115.00%" fo:text-align="justify" fo:margin-top="6.00pt" fo:margin-bottom="4.00pt">
        <style:tab-stops>
          <style:tab-stop style:position="56.15pt"/>
        </style:tab-stops>
      </style:paragraph-properties>
    </style:style>
    <style:style style:name="P96" style:family="paragraph">
      <style:paragraph-properties fo:line-height="115.00%" fo:text-align="justify" fo:margin-top="4.00pt" fo:margin-bottom="6.00pt"/>
    </style:style>
    <style:style style:name="P97" style:family="paragraph">
      <style:paragraph-properties fo:line-height="115.00%" fo:text-align="left" fo:margin-bottom="10.00pt"/>
    </style:style>
    <style:style style:name="P98" style:family="paragraph">
      <style:paragraph-properties fo:line-height="115.00%" fo:text-align="justify" fo:margin-top="4.00pt" fo:margin-bottom="6.00pt"/>
    </style:style>
    <style:style style:name="P99" style:family="paragraph">
      <style:paragraph-properties fo:line-height="115.00%" fo:text-align="justify" fo:margin-bottom="2.00pt"/>
    </style:style>
    <style:style style:name="P100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101" style:family="paragraph">
      <style:paragraph-properties fo:line-height="100.00%" fo:text-align="center" fo:margin-top="4.00pt"/>
    </style:style>
    <style:style style:name="P102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103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104" style:family="paragraph">
      <style:paragraph-properties fo:line-height="100.00%" fo:text-align="justify" fo:margin-top="4.00pt"/>
    </style:style>
    <style:style style:name="P105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106" style:family="paragraph">
      <style:paragraph-properties fo:line-height="100.00%" fo:text-align="justify" fo:margin-top="4.00pt"/>
    </style:style>
    <style:style style:name="P107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108" style:family="paragraph">
      <style:paragraph-properties fo:line-height="115.00%" fo:text-align="left" fo:margin-top="4.00pt" fo:margin-bottom="6.00pt"/>
    </style:style>
    <text:list-style style:name="L10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9" style:family="paragraph">
      <style:paragraph-properties fo:line-height="115.00%" fo:text-align="justify" fo:margin-top="6.00pt" fo:margin-bottom="4.00pt">
        <style:tab-stops>
          <style:tab-stop style:position="56.15pt"/>
        </style:tab-stops>
      </style:paragraph-properties>
    </style:style>
    <style:style style:name="P110" style:family="paragraph">
      <style:paragraph-properties fo:line-height="115.00%" fo:text-align="justify" fo:margin-top="4.00pt" fo:margin-bottom="6.00pt"/>
    </style:style>
    <text:list-style style:name="L1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1" style:family="paragraph">
      <style:paragraph-properties fo:line-height="115.00%" fo:text-align="justify" fo:margin-bottom="10.00pt"/>
    </style:style>
    <style:style style:name="P112" style:family="paragraph">
      <style:paragraph-properties fo:line-height="115.00%" fo:text-align="justify" fo:margin-top="4.00pt" fo:margin-bottom="6.00pt"/>
    </style:style>
    <style:style style:name="P113" style:family="paragraph">
      <style:paragraph-properties fo:line-height="115.00%" fo:text-align="justify" fo:margin-bottom="2.00pt"/>
    </style:style>
    <style:style style:name="P114" style:family="paragraph">
      <style:paragraph-properties fo:line-height="100.00%" fo:text-align="left" fo:margin-left="1.85pt" fo:text-indent="-1.85pt">
        <style:tab-stops>
          <style:tab-stop style:position="190.55pt"/>
          <style:tab-stop style:position="26315.35pt"/>
        </style:tab-stops>
      </style:paragraph-properties>
    </style:style>
    <style:style style:name="P115" style:family="paragraph">
      <style:paragraph-properties fo:line-height="100.00%" fo:text-align="center" fo:margin-top="4.00pt"/>
    </style:style>
    <style:style style:name="P116" style:family="paragraph">
      <style:paragraph-properties fo:line-height="100.00%" fo:text-align="left" fo:margin-left="1.85pt" fo:text-indent="-1.85pt">
        <style:tab-stops>
          <style:tab-stop style:position="190.55pt"/>
          <style:tab-stop style:position="26315.35pt"/>
        </style:tab-stops>
      </style:paragraph-properties>
    </style:style>
    <style:style style:name="P117" style:family="paragraph">
      <style:paragraph-properties fo:line-height="100.00%" fo:text-align="left" fo:margin-left="1.85pt" fo:text-indent="-1.85pt">
        <style:tab-stops>
          <style:tab-stop style:position="190.55pt"/>
          <style:tab-stop style:position="26315.35pt"/>
        </style:tab-stops>
      </style:paragraph-properties>
    </style:style>
    <style:style style:name="P118" style:family="paragraph">
      <style:paragraph-properties fo:line-height="100.00%" fo:text-align="justify" fo:margin-top="4.00pt"/>
    </style:style>
    <style:style style:name="P119" style:family="paragraph">
      <style:paragraph-properties fo:line-height="100.00%" fo:text-align="left" fo:margin-left="1.85pt" fo:text-indent="-1.85pt">
        <style:tab-stops>
          <style:tab-stop style:position="190.55pt"/>
          <style:tab-stop style:position="26315.35pt"/>
        </style:tab-stops>
      </style:paragraph-properties>
    </style:style>
    <style:style style:name="P120" style:family="paragraph">
      <style:paragraph-properties fo:line-height="100.00%" fo:text-align="justify" fo:margin-top="4.00pt"/>
    </style:style>
    <style:style style:name="P121" style:family="paragraph">
      <style:paragraph-properties fo:line-height="100.00%" fo:text-align="left" fo:margin-left="1.85pt" fo:text-indent="-1.85pt">
        <style:tab-stops>
          <style:tab-stop style:position="190.55pt"/>
          <style:tab-stop style:position="26315.35pt"/>
        </style:tab-stops>
      </style:paragraph-properties>
    </style:style>
    <style:style style:name="P122" style:family="paragraph">
      <style:paragraph-properties fo:line-height="100.00%" fo:text-align="justify" fo:margin-top="4.00pt"/>
    </style:style>
    <style:style style:name="P123" style:family="paragraph">
      <style:paragraph-properties fo:line-height="100.00%" fo:text-align="left" fo:margin-left="1.85pt" fo:text-indent="-1.85pt">
        <style:tab-stops>
          <style:tab-stop style:position="190.55pt"/>
          <style:tab-stop style:position="26315.35pt"/>
        </style:tab-stops>
      </style:paragraph-properties>
    </style:style>
    <style:style style:name="P124" style:family="paragraph">
      <style:paragraph-properties fo:line-height="115.00%" fo:text-align="left" fo:margin-top="4.00pt" fo:margin-bottom="6.00pt"/>
    </style:style>
    <text:list-style style:name="L12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5" style:family="paragraph">
      <style:paragraph-properties fo:line-height="115.00%" fo:text-align="justify" fo:margin-top="6.00pt" fo:margin-bottom="4.00pt">
        <style:tab-stops>
          <style:tab-stop style:position="56.15pt"/>
        </style:tab-stops>
      </style:paragraph-properties>
    </style:style>
    <style:style style:name="P126" style:family="paragraph">
      <style:paragraph-properties fo:line-height="115.00%" fo:text-align="left" fo:margin-top="4.00pt" fo:margin-bottom="6.00pt"/>
    </style:style>
    <text:list-style style:name="L12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7" style:family="paragraph">
      <style:paragraph-properties fo:line-height="115.00%" fo:text-align="left" fo:margin-bottom="10.00pt"/>
    </style:style>
    <style:style style:name="P128" style:family="paragraph">
      <style:paragraph-properties fo:line-height="115.00%" fo:text-align="left" fo:margin-top="4.00pt" fo:margin-bottom="6.00pt"/>
    </style:style>
    <text:list-style style:name="L12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9" style:family="paragraph">
      <style:paragraph-properties fo:line-height="115.00%" fo:text-align="left" fo:margin-bottom="10.00pt"/>
    </style:style>
    <style:style style:name="P130" style:family="paragraph">
      <style:paragraph-properties fo:line-height="115.00%" fo:text-align="left" fo:margin-top="4.00pt" fo:margin-bottom="6.00pt"/>
    </style:style>
    <style:style style:name="P131" style:family="paragraph">
      <style:paragraph-properties fo:line-height="115.00%" fo:text-align="justify" fo:margin-bottom="2.00pt"/>
    </style:style>
    <style:style style:name="P132" style:family="paragraph">
      <style:paragraph-properties fo:line-height="100.00%" fo:text-align="left" fo:margin-left="1.85pt" fo:text-indent="-1.85pt">
        <style:tab-stops>
          <style:tab-stop style:position="190.55pt"/>
          <style:tab-stop style:position="26315.35pt"/>
        </style:tab-stops>
      </style:paragraph-properties>
    </style:style>
    <style:style style:name="P133" style:family="paragraph">
      <style:paragraph-properties fo:line-height="100.00%" fo:text-align="center" fo:margin-top="4.00pt"/>
    </style:style>
    <style:style style:name="P134" style:family="paragraph">
      <style:paragraph-properties fo:line-height="100.00%" fo:text-align="left" fo:margin-left="1.85pt" fo:text-indent="-1.85pt">
        <style:tab-stops>
          <style:tab-stop style:position="190.55pt"/>
          <style:tab-stop style:position="26315.35pt"/>
        </style:tab-stops>
      </style:paragraph-properties>
    </style:style>
    <style:style style:name="P135" style:family="paragraph">
      <style:paragraph-properties fo:line-height="100.00%" fo:text-align="left" fo:margin-left="1.85pt" fo:text-indent="-1.85pt">
        <style:tab-stops>
          <style:tab-stop style:position="190.55pt"/>
          <style:tab-stop style:position="26315.35pt"/>
        </style:tab-stops>
      </style:paragraph-properties>
    </style:style>
    <style:style style:name="P136" style:family="paragraph">
      <style:paragraph-properties fo:line-height="100.00%" fo:text-align="justify" fo:margin-top="4.00pt"/>
    </style:style>
    <style:style style:name="P137" style:family="paragraph">
      <style:paragraph-properties fo:line-height="100.00%" fo:text-align="left" fo:margin-left="1.85pt" fo:text-indent="-1.85pt">
        <style:tab-stops>
          <style:tab-stop style:position="190.55pt"/>
          <style:tab-stop style:position="26315.35pt"/>
        </style:tab-stops>
      </style:paragraph-properties>
    </style:style>
    <style:style style:name="P138" style:family="paragraph">
      <style:paragraph-properties fo:line-height="100.00%" fo:text-align="justify" fo:margin-top="4.00pt"/>
    </style:style>
    <style:style style:name="P139" style:family="paragraph">
      <style:paragraph-properties fo:line-height="100.00%" fo:text-align="left" fo:margin-left="1.85pt" fo:text-indent="-1.85pt">
        <style:tab-stops>
          <style:tab-stop style:position="190.55pt"/>
          <style:tab-stop style:position="26315.35pt"/>
        </style:tab-stops>
      </style:paragraph-properties>
    </style:style>
    <style:style style:name="P140" style:family="paragraph">
      <style:paragraph-properties fo:line-height="115.00%" fo:text-align="left" fo:margin-top="4.00pt" fo:margin-bottom="6.00pt"/>
    </style:style>
    <text:list-style style:name="L14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41" style:family="paragraph">
      <style:paragraph-properties fo:line-height="115.00%" fo:text-align="justify" fo:margin-top="6.00pt" fo:margin-bottom="4.00pt">
        <style:tab-stops>
          <style:tab-stop style:position="56.15pt"/>
        </style:tab-stops>
      </style:paragraph-properties>
    </style:style>
    <style:style style:name="P142" style:family="paragraph">
      <style:paragraph-properties fo:line-height="115.00%" fo:text-align="justify" fo:margin-top="4.00pt" fo:margin-bottom="6.00pt"/>
    </style:style>
    <style:style style:name="P143" style:family="paragraph">
      <style:paragraph-properties fo:line-height="115.00%" fo:text-align="justify" fo:margin-bottom="2.00pt"/>
    </style:style>
    <style:style style:name="P144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145" style:family="paragraph">
      <style:paragraph-properties fo:line-height="100.00%" fo:text-align="center" fo:margin-top="4.00pt"/>
    </style:style>
    <style:style style:name="P146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147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148" style:family="paragraph">
      <style:paragraph-properties fo:line-height="100.00%" fo:text-align="justify" fo:margin-top="4.00pt"/>
    </style:style>
    <style:style style:name="P149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150" style:family="paragraph">
      <style:paragraph-properties fo:line-height="100.00%" fo:text-align="justify" fo:margin-top="4.00pt"/>
    </style:style>
    <style:style style:name="P151" style:family="paragraph">
      <style:paragraph-properties fo:line-height="100.00%" fo:text-align="left" fo:margin-left="2.00pt" fo:text-indent="-2.00pt">
        <style:tab-stops>
          <style:tab-stop style:position="190.35pt"/>
          <style:tab-stop style:position="26315.20pt"/>
        </style:tab-stops>
      </style:paragraph-properties>
    </style:style>
    <style:style style:name="P152" style:family="paragraph">
      <style:paragraph-properties fo:line-height="115.00%" fo:text-align="left" fo:margin-top="4.00pt" fo:margin-bottom="6.00pt"/>
    </style:style>
    <style:style style:name="TableColumn0100" style:family="table-column">
      <style:table-column-properties style:column-width="2.671528in"/>
    </style:style>
    <style:style style:name="TableColumn0101" style:family="table-column">
      <style:table-column-properties style:column-width="2.812500in"/>
    </style:style>
    <style:style style:name="Table01" style:family="table">
      <style:table-properties style:width="5.484028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#d9d9d9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#d9d9d9"/>
    </style:style>
    <style:style style:name="TableRow0101" style:family="table-row">
      <style:table-row-properties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Row0102" style:family="table-row">
      <style:table-row-properties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Row0103" style:family="table-row">
      <style:table-row-properties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Column0200" style:family="table-column">
      <style:table-column-properties style:column-width="2.671528in"/>
    </style:style>
    <style:style style:name="TableColumn0201" style:family="table-column">
      <style:table-column-properties style:column-width="2.812500in"/>
    </style:style>
    <style:style style:name="Table02" style:family="table">
      <style:table-properties style:width="5.484028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#d9d9d9"/>
    </style:style>
    <style:style style:name="TableCell020001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#d9d9d9"/>
    </style:style>
    <style:style style:name="TableRow0201" style:family="table-row">
      <style:table-row-properties/>
    </style:style>
    <style:style style:name="TableCell020100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Cell020101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Row0202" style:family="table-row">
      <style:table-row-properties/>
    </style:style>
    <style:style style:name="TableCell020200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Cell020201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Row0203" style:family="table-row">
      <style:table-row-properties/>
    </style:style>
    <style:style style:name="TableCell020300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Cell020301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Column0300" style:family="table-column">
      <style:table-column-properties style:column-width="2.671528in"/>
    </style:style>
    <style:style style:name="TableColumn0301" style:family="table-column">
      <style:table-column-properties style:column-width="2.812500in"/>
    </style:style>
    <style:style style:name="Table03" style:family="table">
      <style:table-properties style:width="5.484028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#d9d9d9"/>
    </style:style>
    <style:style style:name="TableCell030001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#d9d9d9"/>
    </style:style>
    <style:style style:name="TableRow0301" style:family="table-row">
      <style:table-row-properties/>
    </style:style>
    <style:style style:name="TableCell030100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Cell030101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Row0302" style:family="table-row">
      <style:table-row-properties/>
    </style:style>
    <style:style style:name="TableCell030200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Cell030201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Column0400" style:family="table-column">
      <style:table-column-properties style:column-width="2.671528in"/>
    </style:style>
    <style:style style:name="TableColumn0401" style:family="table-column">
      <style:table-column-properties style:column-width="2.812500in"/>
    </style:style>
    <style:style style:name="Table04" style:family="table">
      <style:table-properties style:width="5.484028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#d9d9d9"/>
    </style:style>
    <style:style style:name="TableCell040001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#d9d9d9"/>
    </style:style>
    <style:style style:name="TableRow0401" style:family="table-row">
      <style:table-row-properties/>
    </style:style>
    <style:style style:name="TableCell040100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Cell040101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Row0402" style:family="table-row">
      <style:table-row-properties/>
    </style:style>
    <style:style style:name="TableCell040200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Cell040201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Column0500" style:family="table-column">
      <style:table-column-properties style:column-width="2.671528in"/>
    </style:style>
    <style:style style:name="TableColumn0501" style:family="table-column">
      <style:table-column-properties style:column-width="2.812500in"/>
    </style:style>
    <style:style style:name="Table05" style:family="table">
      <style:table-properties style:width="5.484028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#d9d9d9"/>
    </style:style>
    <style:style style:name="TableCell050001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#d9d9d9"/>
    </style:style>
    <style:style style:name="TableRow0501" style:family="table-row">
      <style:table-row-properties/>
    </style:style>
    <style:style style:name="TableCell050100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Cell050101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Row0502" style:family="table-row">
      <style:table-row-properties/>
    </style:style>
    <style:style style:name="TableCell050200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Cell050201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Column0600" style:family="table-column">
      <style:table-column-properties style:column-width="2.671528in"/>
    </style:style>
    <style:style style:name="TableColumn0601" style:family="table-column">
      <style:table-column-properties style:column-width="2.812500in"/>
    </style:style>
    <style:style style:name="Table06" style:family="table">
      <style:table-properties style:width="5.484028in" fo:margin-left="0.000000in" style:writing-mode="lr" table:align="left" style:may-break-between-rows="true"/>
    </style:style>
    <style:style style:name="TableRow0600" style:family="table-row">
      <style:table-row-properties style:min-row-height="0.200000in"/>
    </style:style>
    <style:style style:name="TableCell060000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#d9d9d9"/>
    </style:style>
    <style:style style:name="TableCell060001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#d9d9d9"/>
    </style:style>
    <style:style style:name="TableRow0601" style:family="table-row">
      <style:table-row-properties style:min-row-height="0.382639in"/>
    </style:style>
    <style:style style:name="TableCell060100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Cell060101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Row0602" style:family="table-row">
      <style:table-row-properties style:min-row-height="0.382639in"/>
    </style:style>
    <style:style style:name="TableCell060200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Cell060201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Column0700" style:family="table-column">
      <style:table-column-properties style:column-width="3.056944in"/>
    </style:style>
    <style:style style:name="TableColumn0701" style:family="table-column">
      <style:table-column-properties style:column-width="2.427083in"/>
    </style:style>
    <style:style style:name="Table07" style:family="table">
      <style:table-properties style:width="5.484028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#d9d9d9"/>
    </style:style>
    <style:style style:name="TableCell070001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#d9d9d9"/>
    </style:style>
    <style:style style:name="TableRow0701" style:family="table-row">
      <style:table-row-properties/>
    </style:style>
    <style:style style:name="TableCell070100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Cell070101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Row0702" style:family="table-row">
      <style:table-row-properties/>
    </style:style>
    <style:style style:name="TableCell070200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Cell070201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Column0800" style:family="table-column">
      <style:table-column-properties style:column-width="2.671528in"/>
    </style:style>
    <style:style style:name="TableColumn0801" style:family="table-column">
      <style:table-column-properties style:column-width="2.812500in"/>
    </style:style>
    <style:style style:name="Table08" style:family="table">
      <style:table-properties style:width="5.484028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#d9d9d9"/>
    </style:style>
    <style:style style:name="TableCell080001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#d9d9d9"/>
    </style:style>
    <style:style style:name="TableRow0801" style:family="table-row">
      <style:table-row-properties/>
    </style:style>
    <style:style style:name="TableCell080100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Cell080101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Row0802" style:family="table-row">
      <style:table-row-properties/>
    </style:style>
    <style:style style:name="TableCell080200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Cell080201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Column0900" style:family="table-column">
      <style:table-column-properties style:column-width="2.672222in"/>
    </style:style>
    <style:style style:name="TableColumn0901" style:family="table-column">
      <style:table-column-properties style:column-width="3.575694in"/>
    </style:style>
    <style:style style:name="Table09" style:family="table">
      <style:table-properties style:width="6.247917in" fo:margin-left="0.000000in" style:writing-mode="lr" table:align="left" style:may-break-between-rows="true"/>
    </style:style>
    <style:style style:name="TableRow0900" style:family="table-row">
      <style:table-row-properties/>
    </style:style>
    <style:style style:name="TableCell090000" style:family="table-cell">
      <style:table-cell-properties fo:border-top="0.005556in solid #000000" fo:border-left="0.005556in solid #000000" fo:border-right="0.005556in solid #000000" fo:border-bottom="0.005556in solid #000000" fo:padding-left="0.025694in" fo:padding-right="0.025694in" fo:vertical-align="top" fo:background-color="#d9d9d9"/>
    </style:style>
    <style:style style:name="TableCell090001" style:family="table-cell">
      <style:table-cell-properties fo:border-top="0.005556in solid #000000" fo:border-left="0.005556in solid #000000" fo:border-right="0.005556in solid #000000" fo:border-bottom="0.005556in solid #000000" fo:padding-left="0.025694in" fo:padding-right="0.025694in" fo:vertical-align="top" fo:background-color="#d9d9d9"/>
    </style:style>
    <style:style style:name="TableRow0901" style:family="table-row">
      <style:table-row-properties/>
    </style:style>
    <style:style style:name="TableCell090100" style:family="table-cell">
      <style:table-cell-properties fo:border-top="0.005556in solid #000000" fo:border-left="0.005556in solid #000000" fo:border-right="0.005556in solid #000000" fo:border-bottom="0.005556in solid #000000" fo:padding-left="0.025694in" fo:padding-right="0.025694in" fo:vertical-align="top" fo:background-color="transparent"/>
    </style:style>
    <style:style style:name="TableCell090101" style:family="table-cell">
      <style:table-cell-properties fo:border-top="0.005556in solid #000000" fo:border-left="0.005556in solid #000000" fo:border-right="0.005556in solid #000000" fo:border-bottom="0.005556in solid #000000" fo:padding-left="0.025694in" fo:padding-right="0.025694in" fo:vertical-align="top" fo:background-color="transparent"/>
    </style:style>
    <style:style style:name="TableRow0902" style:family="table-row">
      <style:table-row-properties/>
    </style:style>
    <style:style style:name="TableCell090200" style:family="table-cell">
      <style:table-cell-properties fo:border-top="0.005556in solid #000000" fo:border-left="0.005556in solid #000000" fo:border-right="0.005556in solid #000000" fo:border-bottom="0.005556in solid #000000" fo:padding-left="0.025694in" fo:padding-right="0.025694in" fo:vertical-align="top" fo:background-color="transparent"/>
    </style:style>
    <style:style style:name="TableCell090201" style:family="table-cell">
      <style:table-cell-properties fo:border-top="0.005556in solid #000000" fo:border-left="0.005556in solid #000000" fo:border-right="0.005556in solid #000000" fo:border-bottom="0.005556in solid #000000" fo:padding-left="0.025694in" fo:padding-right="0.025694in" fo:vertical-align="top" fo:background-color="transparent"/>
    </style:style>
    <style:style style:name="TableRow0903" style:family="table-row">
      <style:table-row-properties/>
    </style:style>
    <style:style style:name="TableCell090300" style:family="table-cell">
      <style:table-cell-properties fo:border-top="0.005556in solid #000000" fo:border-left="0.005556in solid #000000" fo:border-right="0.005556in solid #000000" fo:border-bottom="0.005556in solid #000000" fo:padding-left="0.025694in" fo:padding-right="0.025694in" fo:vertical-align="top" fo:background-color="transparent"/>
    </style:style>
    <style:style style:name="TableCell090301" style:family="table-cell">
      <style:table-cell-properties fo:border-top="0.005556in solid #000000" fo:border-left="0.005556in solid #000000" fo:border-right="0.005556in solid #000000" fo:border-bottom="0.005556in solid #000000" fo:padding-left="0.025694in" fo:padding-right="0.025694in" fo:vertical-align="top" fo:background-color="transparent"/>
    </style:style>
    <style:style style:name="TableColumn1000" style:family="table-column">
      <style:table-column-properties style:column-width="2.672222in"/>
    </style:style>
    <style:style style:name="TableColumn1001" style:family="table-column">
      <style:table-column-properties style:column-width="3.575694in"/>
    </style:style>
    <style:style style:name="Table10" style:family="table">
      <style:table-properties style:width="6.247917in" fo:margin-left="0.000000in" style:writing-mode="lr" table:align="left" style:may-break-between-rows="true"/>
    </style:style>
    <style:style style:name="TableRow1000" style:family="table-row">
      <style:table-row-properties/>
    </style:style>
    <style:style style:name="TableCell100000" style:family="table-cell">
      <style:table-cell-properties fo:border-top="0.005556in solid #000000" fo:border-left="0.005556in solid #000000" fo:border-right="0.005556in solid #000000" fo:border-bottom="0.005556in solid #000000" fo:padding-left="0.025694in" fo:padding-right="0.025694in" fo:vertical-align="top" fo:background-color="#d9d9d9"/>
    </style:style>
    <style:style style:name="TableCell100001" style:family="table-cell">
      <style:table-cell-properties fo:border-top="0.005556in solid #000000" fo:border-left="0.005556in solid #000000" fo:border-right="0.005556in solid #000000" fo:border-bottom="0.005556in solid #000000" fo:padding-left="0.025694in" fo:padding-right="0.025694in" fo:vertical-align="top" fo:background-color="#d9d9d9"/>
    </style:style>
    <style:style style:name="TableRow1001" style:family="table-row">
      <style:table-row-properties/>
    </style:style>
    <style:style style:name="TableCell100100" style:family="table-cell">
      <style:table-cell-properties fo:border-top="0.005556in solid #000000" fo:border-left="0.005556in solid #000000" fo:border-right="0.005556in solid #000000" fo:border-bottom="0.005556in solid #000000" fo:padding-left="0.025694in" fo:padding-right="0.025694in" fo:vertical-align="top" fo:background-color="transparent"/>
    </style:style>
    <style:style style:name="TableCell100101" style:family="table-cell">
      <style:table-cell-properties fo:border-top="0.005556in solid #000000" fo:border-left="0.005556in solid #000000" fo:border-right="0.005556in solid #000000" fo:border-bottom="0.005556in solid #000000" fo:padding-left="0.025694in" fo:padding-right="0.025694in" fo:vertical-align="top" fo:background-color="transparent"/>
    </style:style>
    <style:style style:name="TableRow1002" style:family="table-row">
      <style:table-row-properties/>
    </style:style>
    <style:style style:name="TableCell100200" style:family="table-cell">
      <style:table-cell-properties fo:border-top="0.005556in solid #000000" fo:border-left="0.005556in solid #000000" fo:border-right="0.005556in solid #000000" fo:border-bottom="0.005556in solid #000000" fo:padding-left="0.025694in" fo:padding-right="0.025694in" fo:vertical-align="top" fo:background-color="transparent"/>
    </style:style>
    <style:style style:name="TableCell100201" style:family="table-cell">
      <style:table-cell-properties fo:border-top="0.005556in solid #000000" fo:border-left="0.005556in solid #000000" fo:border-right="0.005556in solid #000000" fo:border-bottom="0.005556in solid #000000" fo:padding-left="0.025694in" fo:padding-right="0.025694in" fo:vertical-align="top" fo:background-color="transparent"/>
    </style:style>
    <style:style style:name="TableColumn1100" style:family="table-column">
      <style:table-column-properties style:column-width="2.671528in"/>
    </style:style>
    <style:style style:name="TableColumn1101" style:family="table-column">
      <style:table-column-properties style:column-width="2.812500in"/>
    </style:style>
    <style:style style:name="Table11" style:family="table">
      <style:table-properties style:width="5.484028in" fo:margin-left="0.000000in" style:writing-mode="lr" table:align="left" style:may-break-between-rows="true"/>
    </style:style>
    <style:style style:name="TableRow1100" style:family="table-row">
      <style:table-row-properties/>
    </style:style>
    <style:style style:name="TableCell110000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#d9d9d9"/>
    </style:style>
    <style:style style:name="TableCell110001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#d9d9d9"/>
    </style:style>
    <style:style style:name="TableRow1101" style:family="table-row">
      <style:table-row-properties/>
    </style:style>
    <style:style style:name="TableCell110100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Cell110101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Row1102" style:family="table-row">
      <style:table-row-properties/>
    </style:style>
    <style:style style:name="TableCell110200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  <style:style style:name="TableCell110201" style:family="table-cell">
      <style:table-cell-properties fo:border-top="0.005556in solid #000000" fo:border-left="0.005556in solid #000000" fo:border-right="0.005556in solid #000000" fo:border-bottom="0.005556in solid #000000" fo:padding-left="0.027778in" fo:padding-right="0.027778in" fo:vertical-align="top" fo:background-color="transparent"/>
    </style:style>
  </office:automatic-styles>
  <office:body>
    <office:text>
      <text:p text:style-name="P1"><text:span text:style-name="T1">Exercises: Functional Programming</text:span></text:p>
      <text:p text:style-name="P2"><text:span text:style-name="T2">Problems for exercises and homework for the<text:s/></text:span><text:a xlink:href="https://softuni.bg/trainings/3584/csharp-advanced-january-2022"><text:span text:style-name="T4">"C# Advanced" course @ Software University.</text:span></text:a><text:span text:style-name="T5"/></text:p>
      <text:p text:style-name="P2"><text:span text:style-name="T6">You can check your solutions in<text:s/></text:span><text:a xlink:href="https://judge.softuni.org/Contests/1473/Functional-Programming-Exercise"><text:span text:style-name="T8">Judge</text:span></text:a><text:span text:style-name="T9"/></text:p>
      <text:list text:style-name="L3">
        <text:list-item>
          <text:p text:style-name="P3"><text:span text:style-name="T10">Action Point</text:span></text:p>
        </text:list-item>
      </text:list>
      <text:p text:style-name="P4"><text:span text:style-name="T11">Create a program that reads a collection of<text:s/></text:span><text:span text:style-name="T12">strings</text:span><text:span text:style-name="T13"><text:s/>from the console and then<text:s/></text:span><text:span text:style-name="T14">prints</text:span><text:span text:style-name="T15"><text:s/>them onto the<text:s/></text:span><text:span text:style-name="T16">console</text:span><text:span text:style-name="T17">. Each name should be printed on a<text:s/></text:span><text:span text:style-name="T18">new</text:span><text:span text:style-name="T19"><text:s/></text:span><text:span text:style-name="T20">line</text:span><text:span text:style-name="T21">. Use<text:s/></text:span><text:span text:style-name="T22">Action&lt;T&gt;</text:span><text:span text:style-name="T23">.</text:span><text:span text:style-name="T24"/></text:p>
      <text:p text:style-name="P5"><text:span text:style-name="T25">Examples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7"><text:span text:style-name="T27">Input</text:span><text:span text:style-name="T28"/></text:p>
          </table:table-cell>
          <table:table-cell table:style-name="TableCell010001">
            <text:p text:style-name="P7"><text:span text:style-name="T29">Output</text:span><text:span text:style-name="T30"/></text:p>
          </table:table-cell>
        </table:table-row>
        <table:table-row table:style-name="TableRow0101">
          <table:table-cell table:style-name="TableCell010100">
            <text:p text:style-name="P10"><text:span text:style-name="T31">Lucas Noah Tea</text:span><text:span text:style-name="T32"/></text:p>
          </table:table-cell>
          <table:table-cell table:style-name="TableCell010101">
            <text:p text:style-name="P10"><text:span text:style-name="T33">Lucas</text:span></text:p>
            <text:p text:style-name="P10"><text:span text:style-name="T33">Noah</text:span></text:p>
            <text:p text:style-name="P10"><text:span text:style-name="T33">Tea</text:span><text:span text:style-name="T34"/></text:p>
          </table:table-cell>
        </table:table-row>
        <table:table-row table:style-name="TableRow0102">
          <table:table-cell table:style-name="TableCell010200">
            <text:p text:style-name="P12"><text:span text:style-name="T35">Teo Lucas Harry</text:span><text:span text:style-name="T36"/></text:p>
          </table:table-cell>
          <table:table-cell table:style-name="TableCell010201">
            <text:p text:style-name="P12"><text:span text:style-name="T37">Teo</text:span></text:p>
            <text:p text:style-name="P12"><text:span text:style-name="T37">Lucas</text:span></text:p>
            <text:p text:style-name="P12"><text:span text:style-name="T37">Harry</text:span><text:span text:style-name="T38"/></text:p>
          </table:table-cell>
        </table:table-row>
        <table:table-row table:style-name="TableRow0103">
          <table:table-cell table:style-name="TableCell010300">
            <text:p text:style-name="P14"><text:span text:style-name="T39">Ashurbanipal Napoleon Caeser</text:span><text:span text:style-name="T40"/></text:p>
          </table:table-cell>
          <table:table-cell table:style-name="TableCell010301">
            <text:p text:style-name="P14"><text:span text:style-name="T41">Ashurbanipal</text:span></text:p>
            <text:p text:style-name="P14"><text:span text:style-name="T41">Napoleon</text:span></text:p>
            <text:p text:style-name="P14"><text:span text:style-name="T41">Caeser</text:span><text:span text:style-name="T42"/></text:p>
          </table:table-cell>
        </table:table-row>
      </table:table>
      <text:p text:style-name="P16"><text:span text:style-name="T43"/></text:p>
      <text:list text:style-name="L17">
        <text:list-item>
          <text:p text:style-name="P17"><text:span text:style-name="T44">Knights of Honor</text:span></text:p>
        </text:list-item>
      </text:list>
      <text:p text:style-name="P18"><text:span text:style-name="T45">Create a program that reads a collection of<text:s/></text:span><text:span text:style-name="T46">names</text:span><text:span text:style-name="T47"><text:s/>as<text:s/></text:span><text:span text:style-name="T48">strings</text:span><text:span text:style-name="T49"><text:s/>from the<text:s/></text:span><text:span text:style-name="T50">console</text:span><text:span text:style-name="T51">, appends "</text:span><text:span text:style-name="T52">Sir</text:span><text:span text:style-name="T53">" in front of every name, and<text:s/></text:span><text:span text:style-name="T54">prints</text:span><text:span text:style-name="T55"><text:s/>it back on the<text:s/></text:span><text:span text:style-name="T56">console</text:span><text:span text:style-name="T57">. Use<text:s/></text:span><text:span text:style-name="T58">Action&lt;T&gt;</text:span><text:span text:style-name="T59">.</text:span><text:span text:style-name="T60"/></text:p>
      <text:p text:style-name="P19"><text:span text:style-name="T61">Examples</text:span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21"><text:span text:style-name="T63">Input</text:span><text:span text:style-name="T64"/></text:p>
          </table:table-cell>
          <table:table-cell table:style-name="TableCell020001">
            <text:p text:style-name="P21"><text:span text:style-name="T65">Output</text:span><text:span text:style-name="T66"/></text:p>
          </table:table-cell>
        </table:table-row>
        <table:table-row table:style-name="TableRow0201">
          <table:table-cell table:style-name="TableCell020100">
            <text:p text:style-name="P24"><text:span text:style-name="T67">Eathan Lucas Noah Arthur</text:span><text:span text:style-name="T68"/></text:p>
          </table:table-cell>
          <table:table-cell table:style-name="TableCell020101">
            <text:p text:style-name="P24"><text:span text:style-name="T69">Sir Eathan</text:span></text:p>
            <text:p text:style-name="P24"><text:span text:style-name="T69">Sir Lucas</text:span></text:p>
            <text:p text:style-name="P24"><text:span text:style-name="T69">Sir Noah</text:span></text:p>
            <text:p text:style-name="P24"><text:span text:style-name="T69">Sir Arthur</text:span><text:span text:style-name="T70"/></text:p>
          </table:table-cell>
        </table:table-row>
        <table:table-row table:style-name="TableRow0202">
          <table:table-cell table:style-name="TableCell020200">
            <text:p text:style-name="P26"><text:span text:style-name="T71">Lucas Jade Hugo</text:span><text:span text:style-name="T72"/></text:p>
          </table:table-cell>
          <table:table-cell table:style-name="TableCell020201">
            <text:p text:style-name="P26"><text:span text:style-name="T73">Sir Lucas</text:span></text:p>
            <text:p text:style-name="P26"><text:span text:style-name="T73">Sir Jade</text:span></text:p>
            <text:p text:style-name="P26"><text:span text:style-name="T73">Sir Hugo</text:span><text:span text:style-name="T74"/></text:p>
          </table:table-cell>
        </table:table-row>
        <table:table-row table:style-name="TableRow0203">
          <table:table-cell table:style-name="TableCell020300">
            <text:p text:style-name="P28"><text:span text:style-name="T75">Ashurbanipal Napoleon Caeser</text:span><text:span text:style-name="T76"/></text:p>
          </table:table-cell>
          <table:table-cell table:style-name="TableCell020301">
            <text:p text:style-name="P28"><text:span text:style-name="T77">Sir Ashurbanipal</text:span></text:p>
            <text:p text:style-name="P28"><text:span text:style-name="T77">Sir Napoleon</text:span></text:p>
            <text:p text:style-name="P28"><text:span text:style-name="T77">Sir Caeser</text:span><text:span text:style-name="T78"/></text:p>
          </table:table-cell>
        </table:table-row>
      </table:table>
      <text:p text:style-name="P30"><text:span text:style-name="T79"/></text:p>
      <text:list text:style-name="L31">
        <text:list-item>
          <text:p text:style-name="P31"><text:span text:style-name="T80">Custom Min Function</text:span></text:p>
        </text:list-item>
      </text:list>
      <text:p text:style-name="P32"><text:span text:style-name="T81">Create a simple program that reads from the<text:s/></text:span><text:span text:style-name="T82">console</text:span><text:span text:style-name="T83"><text:s/>a set of<text:s/></text:span><text:span text:style-name="T84">integers</text:span><text:span text:style-name="T85"><text:s/>and<text:s/></text:span><text:span text:style-name="T86">prints</text:span><text:span text:style-name="T87"><text:s/>back on the<text:s/></text:span><text:span text:style-name="T88">console</text:span><text:span text:style-name="T89"><text:s/>the<text:s/></text:span><text:span text:style-name="T90">smallest</text:span><text:span text:style-name="T91"><text:s/></text:span><text:span text:style-name="T92">number</text:span><text:span text:style-name="T93"><text:s/>from the collection. Use<text:s/></text:span><text:span text:style-name="T94">Func&lt;T, T&gt;</text:span><text:span text:style-name="T95">.</text:span><text:span text:style-name="T96"/></text:p>
      <text:p text:style-name="P33"><text:span text:style-name="T97">Examples</text:span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35"><text:span text:style-name="T99">Input</text:span><text:span text:style-name="T100"/></text:p>
          </table:table-cell>
          <table:table-cell table:style-name="TableCell030001">
            <text:p text:style-name="P35"><text:span text:style-name="T101">Output</text:span><text:span text:style-name="T102"/></text:p>
          </table:table-cell>
        </table:table-row>
        <table:table-row table:style-name="TableRow0301">
          <table:table-cell table:style-name="TableCell030100">
            <text:p text:style-name="P38"><text:span text:style-name="T103">1 4 3 2 1 7 13</text:span><text:span text:style-name="T104"/></text:p>
          </table:table-cell>
          <table:table-cell table:style-name="TableCell030101">
            <text:p text:style-name="P38"><text:span text:style-name="T105">1</text:span><text:span text:style-name="T106"/></text:p>
          </table:table-cell>
        </table:table-row>
        <table:table-row table:style-name="TableRow0302">
          <table:table-cell table:style-name="TableCell030200">
            <text:p text:style-name="P40"><text:span text:style-name="T107">4 5 -2 3 -5 8</text:span><text:span text:style-name="T108"/></text:p>
          </table:table-cell>
          <table:table-cell table:style-name="TableCell030201">
            <text:p text:style-name="P40"><text:span text:style-name="T109">-5</text:span><text:span text:style-name="T110"/></text:p>
          </table:table-cell>
        </table:table-row>
      </table:table>
      <text:p text:style-name="P42"><text:span text:style-name="T111"/></text:p>
      <text:list text:style-name="L43">
        <text:list-item>
          <text:p text:style-name="P43"><text:span text:style-name="T112">Find Evens or Odds</text:span></text:p>
        </text:list-item>
      </text:list>
      <text:p text:style-name="P44"><text:span text:style-name="T113">You are given a lower and an upper bound for a range of integer numbers. Then a command specifies if you need to list all even or odd numbers in the given range. Use<text:s/></text:span><text:span text:style-name="T114">Predicate&lt;T&gt;</text:span><text:span text:style-name="T115">.</text:span></text:p>
      <text:p text:style-name="P45"><text:span text:style-name="T116">Examples</text:span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47"><text:span text:style-name="T118">Input</text:span><text:span text:style-name="T119"/></text:p>
          </table:table-cell>
          <table:table-cell table:style-name="TableCell040001">
            <text:p text:style-name="P47"><text:span text:style-name="T120">Output</text:span><text:span text:style-name="T121"/></text:p>
          </table:table-cell>
        </table:table-row>
        <table:table-row table:style-name="TableRow0401">
          <table:table-cell table:style-name="TableCell040100">
            <text:p text:style-name="P50"><text:span text:style-name="T122">1 10</text:span></text:p>
            <text:p text:style-name="P50"><text:span text:style-name="T122">odd</text:span><text:span text:style-name="T123"/></text:p>
          </table:table-cell>
          <table:table-cell table:style-name="TableCell040101">
            <text:p text:style-name="P50"><text:span text:style-name="T124">1 3 5 7 9</text:span><text:span text:style-name="T125"/></text:p>
          </table:table-cell>
        </table:table-row>
        <table:table-row table:style-name="TableRow0402">
          <table:table-cell table:style-name="TableCell040200">
            <text:p text:style-name="P52"><text:span text:style-name="T126">20 30</text:span></text:p>
            <text:p text:style-name="P52"><text:span text:style-name="T126">even</text:span><text:span text:style-name="T127"/></text:p>
          </table:table-cell>
          <table:table-cell table:style-name="TableCell040201">
            <text:p text:style-name="P52"><text:span text:style-name="T128">20 22 24 26 28 30</text:span><text:span text:style-name="T129"/></text:p>
          </table:table-cell>
        </table:table-row>
      </table:table>
      <text:p text:style-name="P54"><text:span text:style-name="T130"/></text:p>
      <text:list text:style-name="L55">
        <text:list-item>
          <text:p text:style-name="P55"><text:span text:style-name="T131">Applied Arithmetics</text:span></text:p>
        </text:list-item>
      </text:list>
      <text:p text:style-name="P56"><text:span text:style-name="T132">Create a program that executes some mathematical operations on a given collection. On the<text:s/></text:span><text:span text:style-name="T133">first line,</text:span><text:span text:style-name="T134"><text:s/>you are given<text:s/></text:span><text:span text:style-name="T135">a list of numbers</text:span><text:span text:style-name="T136">. On the<text:s/></text:span><text:span text:style-name="T137">next lines</text:span><text:span text:style-name="T138"><text:s/>you are passed<text:s/></text:span><text:span text:style-name="T139">different commands</text:span><text:span text:style-name="T140"><text:s/>that you need to<text:s/></text:span><text:span text:style-name="T141">apply to all the numbers</text:span><text:span text:style-name="T142"><text:s/>in the list:</text:span></text:p>
      <text:list text:style-name="L57">
        <text:list-item>
          <text:p text:style-name="P57"><text:span text:style-name="T143">"add"</text:span><text:span text:style-name="T144"><text:s/>-&gt; add 1 to each number</text:span></text:p>
        </text:list-item>
        <text:list-item>
          <text:p text:style-name="P57"><text:span text:style-name="T145">"multiply"</text:span><text:span text:style-name="T146"><text:s/>-&gt; multiply each number by 2</text:span></text:p>
        </text:list-item>
        <text:list-item>
          <text:p text:style-name="P57"><text:span text:style-name="T147">"subtract"</text:span><text:span text:style-name="T148"><text:s/>-&gt; subtract 1 from each number</text:span></text:p>
        </text:list-item>
        <text:list-item>
          <text:p text:style-name="P57"><text:span text:style-name="T149">"print"</text:span><text:span text:style-name="T150"><text:s/>-&gt; print the collection</text:span></text:p>
        </text:list-item>
        <text:list-item>
          <text:p text:style-name="P57"><text:span text:style-name="T151">"</text:span><text:span text:style-name="T152">end</text:span><text:span text:style-name="T153">"</text:span><text:span text:style-name="T154"><text:s/>-&gt; ends the input </text:span></text:p>
        </text:list-item>
      </text:list>
      <text:p text:style-name="P58"><text:span text:style-name="T155">Note: Use functions.</text:span></text:p>
      <text:p text:style-name="P59"><text:span text:style-name="T156">Examples</text:span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61"><text:span text:style-name="T158">Input</text:span><text:span text:style-name="T159"/></text:p>
          </table:table-cell>
          <table:table-cell table:style-name="TableCell050001">
            <text:p text:style-name="P61"><text:span text:style-name="T160">Output</text:span><text:span text:style-name="T161"/></text:p>
          </table:table-cell>
        </table:table-row>
        <table:table-row table:style-name="TableRow0501">
          <table:table-cell table:style-name="TableCell050100">
            <text:p text:style-name="P64"><text:span text:style-name="T162">1 2 3 4 5</text:span></text:p>
            <text:p text:style-name="P64"><text:span text:style-name="T162">add</text:span></text:p>
            <text:p text:style-name="P64"><text:span text:style-name="T162">add</text:span></text:p>
            <text:p text:style-name="P64"><text:span text:style-name="T162">print</text:span></text:p>
            <text:p text:style-name="P64"><text:span text:style-name="T162">end</text:span><text:span text:style-name="T163"/></text:p>
          </table:table-cell>
          <table:table-cell table:style-name="TableCell050101">
            <text:p text:style-name="P64"><text:span text:style-name="T164">3 4 5 6 7</text:span><text:span text:style-name="T165"/></text:p>
          </table:table-cell>
        </table:table-row>
        <table:table-row table:style-name="TableRow0502">
          <table:table-cell table:style-name="TableCell050200">
            <text:p text:style-name="P66"><text:span text:style-name="T166">5 10</text:span></text:p>
            <text:p text:style-name="P66"><text:span text:style-name="T166">multiply</text:span></text:p>
            <text:p text:style-name="P66"><text:span text:style-name="T166">subtract</text:span></text:p>
            <text:p text:style-name="P66"><text:span text:style-name="T166">print</text:span></text:p>
            <text:p text:style-name="P66"><text:span text:style-name="T166">end</text:span><text:span text:style-name="T167"/></text:p>
          </table:table-cell>
          <table:table-cell table:style-name="TableCell050201">
            <text:p text:style-name="P66"><text:span text:style-name="T168">9 19</text:span><text:span text:style-name="T169"/></text:p>
          </table:table-cell>
        </table:table-row>
      </table:table>
      <text:p text:style-name="P68"><text:span text:style-name="T170"/></text:p>
      <text:list text:style-name="L69">
        <text:list-item>
          <text:p text:style-name="P69"><text:span text:style-name="T171">Reverse and Exclude</text:span></text:p>
        </text:list-item>
      </text:list>
      <text:p text:style-name="P70"><text:span text:style-name="T172">Create a program that reverses a collection and removes elements that are divisible by a given integer<text:s/></text:span><text:span text:style-name="T173">n</text:span><text:span text:style-name="T174">. Use predicates/functions.</text:span></text:p>
      <text:p text:style-name="P71"><text:span text:style-name="T175">Examples</text:span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73"><text:span text:style-name="T177">Input</text:span><text:span text:style-name="T178"/></text:p>
          </table:table-cell>
          <table:table-cell table:style-name="TableCell060001">
            <text:p text:style-name="P73"><text:span text:style-name="T179">Output</text:span><text:span text:style-name="T180"/></text:p>
          </table:table-cell>
        </table:table-row>
        <table:table-row table:style-name="TableRow0601">
          <table:table-cell table:style-name="TableCell060100">
            <text:p text:style-name="P76"><text:span text:style-name="T181">1 2 3 4 5 6</text:span></text:p>
            <text:p text:style-name="P76"><text:span text:style-name="T181">2</text:span><text:span text:style-name="T182"/></text:p>
          </table:table-cell>
          <table:table-cell table:style-name="TableCell060101">
            <text:p text:style-name="P76"><text:span text:style-name="T183">5 3 1</text:span><text:span text:style-name="T184"/></text:p>
          </table:table-cell>
        </table:table-row>
        <table:table-row table:style-name="TableRow0602">
          <table:table-cell table:style-name="TableCell060200">
            <text:p text:style-name="P78"><text:span text:style-name="T185">20 10 40 30 60 50</text:span></text:p>
            <text:p text:style-name="P78"><text:span text:style-name="T185">3</text:span><text:span text:style-name="T186"/></text:p>
          </table:table-cell>
          <table:table-cell table:style-name="TableCell060201">
            <text:p text:style-name="P78"><text:span text:style-name="T187">50 40 10 20</text:span><text:span text:style-name="T188"/></text:p>
          </table:table-cell>
        </table:table-row>
      </table:table>
      <text:p text:style-name="P80"><text:span text:style-name="T189"/></text:p>
      <text:list text:style-name="L81">
        <text:list-item>
          <text:p text:style-name="P81"><text:span text:style-name="T190">Predicate for Names</text:span></text:p>
        </text:list-item>
      </text:list>
      <text:p text:style-name="P82"><text:span text:style-name="T191">Write a program that filters a list of names according to their length. On the first line, you will be given an integer<text:s/></text:span><text:span text:style-name="T192">n,</text:span><text:span text:style-name="T193"><text:s/>representing a name's length. On the second line, you will be given some names as strings separated by space. Write a function that prints only the names whose length is<text:s/></text:span><text:span text:style-name="T194">less than or equal</text:span><text:span text:style-name="T195"><text:s/>to<text:s/></text:span><text:span text:style-name="T196">n</text:span><text:span text:style-name="T197">.</text:span></text:p>
      <text:p text:style-name="P83"><text:span text:style-name="T198">Examples</text:span></text:p>
      <table:table table:style-name="Table07">
        <table:table-column table:style-name="TableColumn0700"/>
        <table:table-column table:style-name="TableColumn0701"/>
        <table:table-row table:style-name="TableRow0700">
          <table:table-cell table:style-name="TableCell070000">
            <text:p text:style-name="P85"><text:span text:style-name="T200">Input</text:span><text:span text:style-name="T201"/></text:p>
          </table:table-cell>
          <table:table-cell table:style-name="TableCell070001">
            <text:p text:style-name="P85"><text:span text:style-name="T202">Output</text:span><text:span text:style-name="T203"/></text:p>
          </table:table-cell>
        </table:table-row>
        <table:table-row table:style-name="TableRow0701">
          <table:table-cell table:style-name="TableCell070100">
            <text:p text:style-name="P88"><text:span text:style-name="T204">4</text:span></text:p>
            <text:p text:style-name="P88"><text:span text:style-name="T204">Karl Anna Kris Yahto</text:span><text:span text:style-name="T205"/></text:p>
          </table:table-cell>
          <table:table-cell table:style-name="TableCell070101">
            <text:p text:style-name="P89"><text:span text:style-name="T206">Karl</text:span></text:p>
            <text:p text:style-name="P89"><text:span text:style-name="T206">Anna</text:span></text:p>
            <text:p text:style-name="P89"><text:span text:style-name="T206">Kris</text:span><text:span text:style-name="T207"/></text:p>
          </table:table-cell>
        </table:table-row>
        <table:table-row table:style-name="TableRow0702">
          <table:table-cell table:style-name="TableCell070200">
            <text:p text:style-name="P91"><text:span text:style-name="T208">4</text:span></text:p>
            <text:p text:style-name="P91"><text:span text:style-name="T208">Karl James George Robert Patricia</text:span><text:span text:style-name="T209"/></text:p>
          </table:table-cell>
          <table:table-cell table:style-name="TableCell070201">
            <text:p text:style-name="P92"><text:span text:style-name="T210">Karl</text:span><text:span text:style-name="T211"/></text:p>
          </table:table-cell>
        </table:table-row>
      </table:table>
      <text:p text:style-name="P94"><text:span text:style-name="T212"/></text:p>
      <text:list text:style-name="L95">
        <text:list-item>
          <text:p text:style-name="P95"><text:span text:style-name="T213">List of Predicates</text:span></text:p>
        </text:list-item>
      </text:list>
      <text:p text:style-name="P96"><text:span text:style-name="T214">Find all numbers in the range<text:s/></text:span><text:span text:style-name="T215">1...N</text:span><text:span text:style-name="T216"><text:s/>that is divisible by the numbers of a given sequence. On the first line, you will be given an integer<text:s/></text:span><text:span text:style-name="T217">N</text:span><text:span text:style-name="T218"><text:s/></text:span><text:span text:style-name="T219">–</text:span><text:span text:style-name="T220"><text:s/>which is the end of the range. On the second line, you will be given a sequence of integers which are the<text:s/></text:span><text:span text:style-name="T221">dividers</text:span><text:span text:style-name="T222">.<text:s/></text:span><text:span text:style-name="T223">Use predicates/functions</text:span><text:span text:style-name="T224">.</text:span></text:p>
      <text:p text:style-name="P97"><text:span text:style-name="T225"><text:s/></text:span></text:p>
      <text:p text:style-name="P97"><text:span text:style-name="T225"/></text:p>
      <text:p text:style-name="P98"><text:span text:style-name="T225"/></text:p>
      <text:p text:style-name="P99"><text:span text:style-name="T226">Examples</text:span></text:p>
      <table:table table:style-name="Table08">
        <table:table-column table:style-name="TableColumn0800"/>
        <table:table-column table:style-name="TableColumn0801"/>
        <table:table-row table:style-name="TableRow0800">
          <table:table-cell table:style-name="TableCell080000">
            <text:p text:style-name="P101"><text:span text:style-name="T228">Input</text:span><text:span text:style-name="T229"/></text:p>
          </table:table-cell>
          <table:table-cell table:style-name="TableCell080001">
            <text:p text:style-name="P101"><text:span text:style-name="T230">Output</text:span><text:span text:style-name="T231"/></text:p>
          </table:table-cell>
        </table:table-row>
        <table:table-row table:style-name="TableRow0801">
          <table:table-cell table:style-name="TableCell080100">
            <text:p text:style-name="P104"><text:span text:style-name="T232">10</text:span></text:p>
            <text:p text:style-name="P104"><text:span text:style-name="T232">1 1 1 2</text:span><text:span text:style-name="T233"/></text:p>
          </table:table-cell>
          <table:table-cell table:style-name="TableCell080101">
            <text:p text:style-name="P104"><text:span text:style-name="T234">2 4 6 8 10</text:span><text:span text:style-name="T235"/></text:p>
          </table:table-cell>
        </table:table-row>
        <table:table-row table:style-name="TableRow0802">
          <table:table-cell table:style-name="TableCell080200">
            <text:p text:style-name="P106"><text:span text:style-name="T236">100</text:span></text:p>
            <text:p text:style-name="P106"><text:span text:style-name="T236">2 5 10 20</text:span><text:span text:style-name="T237"/></text:p>
          </table:table-cell>
          <table:table-cell table:style-name="TableCell080201">
            <text:p text:style-name="P106"><text:span text:style-name="T238">20 40 60 80 100</text:span><text:span text:style-name="T239"/></text:p>
          </table:table-cell>
        </table:table-row>
      </table:table>
      <text:p text:style-name="P108"><text:span text:style-name="T240"/></text:p>
      <text:list text:style-name="L109">
        <text:list-item>
          <text:p text:style-name="P109"><text:span text:style-name="T241">Predicate Party!</text:span></text:p>
        </text:list-item>
      </text:list>
      <text:p text:style-name="P110"><text:span text:style-name="T242">Ivan’s parents are on a vacation for the holidays and he is planning an epic party at home. Unfortunately, his organizational skills are next to non-existent, so you are given the task to help him with the reservations.</text:span></text:p>
      <text:p text:style-name="P110"><text:span text:style-name="T242">On the<text:s/></text:span><text:span text:style-name="T243">first line,</text:span><text:span text:style-name="T244"><text:s/>you receive a<text:s/></text:span><text:span text:style-name="T245">list</text:span><text:span text:style-name="T246"><text:s/></text:span><text:span text:style-name="T247">of all the people</text:span><text:span text:style-name="T248"><text:s/>that are coming. On the<text:s/></text:span><text:span text:style-name="T249">next lines</text:span><text:span text:style-name="T250">, until you get the<text:s/></text:span><text:span text:style-name="T251">"Party!"</text:span><text:span text:style-name="T252"><text:s/>command</text:span><text:span text:style-name="T253">, you may be asked to<text:s/></text:span><text:span text:style-name="T254">double</text:span><text:span text:style-name="T255"><text:s/>or<text:s/></text:span><text:span text:style-name="T256">remove</text:span><text:span text:style-name="T257"><text:s/></text:span><text:span text:style-name="T258">all the people</text:span><text:span text:style-name="T259"><text:s/>that apply to the given</text:span><text:span text:style-name="T260"><text:s/>criteria</text:span><text:span text:style-name="T261">. There are<text:s/></text:span><text:span text:style-name="T262">three different</text:span><text:span text:style-name="T263"><text:s/></text:span><text:span text:style-name="T264">criteria</text:span><text:span text:style-name="T265">: </text:span></text:p>
      <text:list text:style-name="L111">
        <text:list-item>
          <text:p text:style-name="P111"><text:span text:style-name="T265">Everyone that has his<text:s/></text:span><text:span text:style-name="T266">name</text:span><text:span text:style-name="T267"><text:s/></text:span><text:span text:style-name="T268">starting<text:s/></text:span><text:span text:style-name="T269">with a</text:span><text:span text:style-name="T270"><text:s/>given string</text:span><text:span text:style-name="T271"/></text:p>
        </text:list-item>
        <text:list-item>
          <text:p text:style-name="P111"><text:span text:style-name="T271">Everyone that has a<text:s/></text:span><text:span text:style-name="T272">name</text:span><text:span text:style-name="T273"><text:s/></text:span><text:span text:style-name="T274">ending<text:s/></text:span><text:span text:style-name="T275">with a</text:span><text:span text:style-name="T276"><text:s/>given string</text:span><text:span text:style-name="T277"/></text:p>
        </text:list-item>
        <text:list-item>
          <text:p text:style-name="P111"><text:span text:style-name="T277">Everyone that has a<text:s/></text:span><text:span text:style-name="T278">name</text:span><text:span text:style-name="T279"><text:s/>with a<text:s/></text:span><text:span text:style-name="T280">given length</text:span><text:span text:style-name="T281">.</text:span></text:p>
        </text:list-item>
      </text:list>
      <text:p text:style-name="P112"><text:span text:style-name="T281">Finally,<text:s/></text:span><text:span text:style-name="T282">print all the guests</text:span><text:span text:style-name="T283"><text:s/>who are going to the party<text:s/></text:span><text:span text:style-name="T284">separated by</text:span><text:span text:style-name="T285"><text:s/>",</text:span><text:span text:style-name="T286"><text:s/></text:span><text:span text:style-name="T287">" and then<text:s/></text:span><text:span text:style-name="T288">add the ending</text:span><text:span text:style-name="T289"><text:s/>"</text:span><text:span text:style-name="T290">are going to the party!</text:span><text:span text:style-name="T291">". If no guests are going to the party print<text:s/></text:span><text:span text:style-name="T292">"</text:span><text:span text:style-name="T293">Nobody is going to the party!</text:span><text:span text:style-name="T294">"</text:span><text:span text:style-name="T295">. See the examples below:</text:span></text:p>
      <text:p text:style-name="P113"><text:span text:style-name="T296">Examples</text:span></text:p>
      <table:table table:style-name="Table09">
        <table:table-column table:style-name="TableColumn0900"/>
        <table:table-column table:style-name="TableColumn0901"/>
        <table:table-row table:style-name="TableRow0900">
          <table:table-cell table:style-name="TableCell090000">
            <text:p text:style-name="P115"><text:span text:style-name="T298"><text:s/></text:span><text:span text:style-name="T299">Input</text:span><text:span text:style-name="T300"/></text:p>
          </table:table-cell>
          <table:table-cell table:style-name="TableCell090001">
            <text:p text:style-name="P115"><text:span text:style-name="T301">Output</text:span><text:span text:style-name="T302"/></text:p>
          </table:table-cell>
        </table:table-row>
        <table:table-row table:style-name="TableRow0901">
          <table:table-cell table:style-name="TableCell090100">
            <text:p text:style-name="P118"><text:span text:style-name="T303">Peter Misha Stephen</text:span></text:p>
            <text:p text:style-name="P118"><text:span text:style-name="T303">Remove StartsWith P</text:span></text:p>
            <text:p text:style-name="P118"><text:span text:style-name="T303">Double Length 5</text:span></text:p>
            <text:p text:style-name="P118"><text:span text:style-name="T303">Party!</text:span><text:span text:style-name="T304"/></text:p>
          </table:table-cell>
          <table:table-cell table:style-name="TableCell090101">
            <text:p text:style-name="P118"><text:span text:style-name="T305">Misha, Misha, Stephen are going to the party!</text:span><text:span text:style-name="T306"/></text:p>
          </table:table-cell>
        </table:table-row>
        <table:table-row table:style-name="TableRow0902">
          <table:table-cell table:style-name="TableCell090200">
            <text:p text:style-name="P120"><text:span text:style-name="T307">Peter</text:span></text:p>
            <text:p text:style-name="P120"><text:span text:style-name="T307">Double StartsWith Pete</text:span></text:p>
            <text:p text:style-name="P120"><text:span text:style-name="T307">Double EndsWith eter</text:span></text:p>
            <text:p text:style-name="P120"><text:span text:style-name="T307">Party!</text:span><text:span text:style-name="T308"/></text:p>
          </table:table-cell>
          <table:table-cell table:style-name="TableCell090201">
            <text:p text:style-name="P120"><text:span text:style-name="T309">Peter, Peter, Peter, Peter are going to the party!</text:span><text:span text:style-name="T310"/></text:p>
          </table:table-cell>
        </table:table-row>
        <table:table-row table:style-name="TableRow0903">
          <table:table-cell table:style-name="TableCell090300">
            <text:p text:style-name="P122"><text:span text:style-name="T311">Peter</text:span></text:p>
            <text:p text:style-name="P122"><text:span text:style-name="T311">Remove StartsWith P</text:span></text:p>
            <text:p text:style-name="P122"><text:span text:style-name="T311">Party!</text:span><text:span text:style-name="T312"/></text:p>
          </table:table-cell>
          <table:table-cell table:style-name="TableCell090301">
            <text:p text:style-name="P122"><text:span text:style-name="T313">Nobody is going to the party!</text:span><text:span text:style-name="T314"/></text:p>
          </table:table-cell>
        </table:table-row>
      </table:table>
      <text:p text:style-name="P124"><text:span text:style-name="T315"/></text:p>
      <text:list text:style-name="L125">
        <text:list-item>
          <text:p text:style-name="P125"><text:span text:style-name="T316">Party Reservation Filter Module</text:span></text:p>
        </text:list-item>
      </text:list>
      <text:p text:style-name="P126"><text:span text:style-name="T317">You need to implement a filtering module to a party reservation software. First, the Party Reservation Filter Module (PRFM for short) is<text:s/></text:span><text:span text:style-name="T318">passed a list</text:span><text:span text:style-name="T319"><text:s/>with invitations. Next, the PRFM receives a<text:s/></text:span><text:span text:style-name="T320">sequence of commands</text:span><text:span text:style-name="T321"><text:s/>that specify whether you need to add or remove a given filter.</text:span></text:p>
      <text:p text:style-name="P126"><text:span text:style-name="T321">Each PRFM command is in the given format:</text:span></text:p>
      <text:p text:style-name="P126"><text:span text:style-name="T322">"</text:span><text:span text:style-name="T323">{command;filter type;filter parameter}"</text:span><text:span text:style-name="T324"/></text:p>
      <text:p text:style-name="P126"><text:span text:style-name="T325">You can receive the following PRFM commands: </text:span></text:p>
      <text:list text:style-name="L127">
        <text:list-item>
          <text:p text:style-name="P127"><text:span text:style-name="T326">"</text:span><text:span text:style-name="T327">Add filter</text:span><text:span text:style-name="T328">"</text:span></text:p>
        </text:list-item>
        <text:list-item>
          <text:p text:style-name="P127"><text:span text:style-name="T328">"</text:span><text:span text:style-name="T329">Remove filter</text:span><text:span text:style-name="T330">"</text:span></text:p>
        </text:list-item>
        <text:list-item>
          <text:p text:style-name="P127"><text:span text:style-name="T330">"</text:span><text:span text:style-name="T331">Print</text:span><text:span text:style-name="T332">" </text:span></text:p>
        </text:list-item>
      </text:list>
      <text:p text:style-name="P128"><text:span text:style-name="T333">The possible PRFM filter types are: </text:span></text:p>
      <text:list text:style-name="L129">
        <text:list-item>
          <text:p text:style-name="P129"><text:span text:style-name="T334">"</text:span><text:span text:style-name="T335">Starts with</text:span><text:span text:style-name="T336">"</text:span></text:p>
        </text:list-item>
        <text:list-item>
          <text:p text:style-name="P129"><text:span text:style-name="T336">"</text:span><text:span text:style-name="T337">Ends with</text:span><text:span text:style-name="T338">"</text:span></text:p>
        </text:list-item>
        <text:list-item>
          <text:p text:style-name="P129"><text:span text:style-name="T338">"</text:span><text:span text:style-name="T339">Length</text:span><text:span text:style-name="T340">"</text:span></text:p>
        </text:list-item>
        <text:list-item>
          <text:p text:style-name="P129"><text:span text:style-name="T340">"</text:span><text:span text:style-name="T341">Contains</text:span><text:span text:style-name="T342">"</text:span></text:p>
        </text:list-item>
      </text:list>
      <text:p text:style-name="P130"><text:span text:style-name="T343">All PRFM filter parameters will be a string (or an integer only for the "</text:span><text:span text:style-name="T344">Length</text:span><text:span text:style-name="T345">"</text:span><text:span text:style-name="T346"><text:s/>filter). Each command will be valid e.g. you won’t be asked to remove a non-existent filter. The input will<text:s/></text:span><text:span text:style-name="T347">end</text:span><text:span text:style-name="T348"><text:s/>with a "</text:span><text:span text:style-name="T349">Print</text:span><text:span text:style-name="T350">" command, after which you should print all the party-goers that are left after the filtration. See the examples below:</text:span></text:p>
      <text:p text:style-name="P131"><text:span text:style-name="T351">Examples</text:span></text:p>
      <table:table table:style-name="Table10">
        <table:table-column table:style-name="TableColumn1000"/>
        <table:table-column table:style-name="TableColumn1001"/>
        <table:table-row table:style-name="TableRow1000">
          <table:table-cell table:style-name="TableCell100000">
            <text:p text:style-name="P133"><text:span text:style-name="T353">Input</text:span><text:span text:style-name="T354"/></text:p>
          </table:table-cell>
          <table:table-cell table:style-name="TableCell100001">
            <text:p text:style-name="P133"><text:span text:style-name="T355">Output</text:span><text:span text:style-name="T356"/></text:p>
          </table:table-cell>
        </table:table-row>
        <table:table-row table:style-name="TableRow1001">
          <table:table-cell table:style-name="TableCell100100">
            <text:p text:style-name="P136"><text:span text:style-name="T357">Peter Misha Slav</text:span></text:p>
            <text:p text:style-name="P136"><text:span text:style-name="T357">Add filter;Starts with;P</text:span></text:p>
            <text:p text:style-name="P136"><text:span text:style-name="T357">Add filter;Starts with;M</text:span></text:p>
            <text:p text:style-name="P136"><text:span text:style-name="T357">Print</text:span><text:span text:style-name="T358"/></text:p>
          </table:table-cell>
          <table:table-cell table:style-name="TableCell100101">
            <text:p text:style-name="P136"><text:span text:style-name="T359">Slav</text:span><text:span text:style-name="T360"/></text:p>
          </table:table-cell>
        </table:table-row>
        <table:table-row table:style-name="TableRow1002">
          <table:table-cell table:style-name="TableCell100200">
            <text:p text:style-name="P138"><text:span text:style-name="T361">Peter Misha John</text:span></text:p>
            <text:p text:style-name="P138"><text:span text:style-name="T361">Add filter;Starts with;P</text:span></text:p>
            <text:p text:style-name="P138"><text:span text:style-name="T361">Add filter;Starts with;M</text:span></text:p>
            <text:p text:style-name="P138"><text:span text:style-name="T361">Remove filter;Starts with;M</text:span></text:p>
            <text:p text:style-name="P138"><text:span text:style-name="T361">Print</text:span><text:span text:style-name="T362"/></text:p>
          </table:table-cell>
          <table:table-cell table:style-name="TableCell100201">
            <text:p text:style-name="P138"><text:span text:style-name="T363">Misha John</text:span><text:span text:style-name="T364"/></text:p>
          </table:table-cell>
        </table:table-row>
      </table:table>
      <text:p text:style-name="P140"><text:span text:style-name="T365"/></text:p>
      <text:list text:style-name="L141">
        <text:list-item>
          <text:p text:style-name="P141"><text:span text:style-name="T366">TriFunction</text:span></text:p>
        </text:list-item>
      </text:list>
      <text:p text:style-name="P142"><text:span text:style-name="T367">Create a program that traverses a collection of names and returns the<text:s/></text:span><text:span text:style-name="T368">first name,</text:span><text:span text:style-name="T369"><text:s/>whose sum of characters is<text:s/></text:span><text:span text:style-name="T370">equal</text:span><text:span text:style-name="T371"><text:s/>to or<text:s/></text:span><text:span text:style-name="T372">larger</text:span><text:span text:style-name="T373"><text:s/>than a given number<text:s/></text:span><text:span text:style-name="T374">N,<text:s/></text:span><text:span text:style-name="T375">which will be given on the first line. Use a function that<text:s/></text:span><text:span text:style-name="T376">accepts another function</text:span><text:span text:style-name="T377"><text:s/>as one of its parameters. Start by building a regular function to hold the basic logic of the program. Something along the lines of<text:s/></text:span><text:span text:style-name="T378">Func&lt;string, int, bool&gt;</text:span><text:span text:style-name="T379">. Afterward, create your main function which should accept the first function as one of its parameters.</text:span></text:p>
      <text:p text:style-name="P143"><text:span text:style-name="T380">Examples</text:span></text:p>
      <table:table table:style-name="Table11">
        <table:table-column table:style-name="TableColumn1100"/>
        <table:table-column table:style-name="TableColumn1101"/>
        <table:table-row table:style-name="TableRow1100">
          <table:table-cell table:style-name="TableCell110000">
            <text:p text:style-name="P145"><text:span text:style-name="T382">Input</text:span><text:span text:style-name="T383"/></text:p>
          </table:table-cell>
          <table:table-cell table:style-name="TableCell110001">
            <text:p text:style-name="P145"><text:span text:style-name="T384">Output</text:span><text:span text:style-name="T385"/></text:p>
          </table:table-cell>
        </table:table-row>
        <table:table-row table:style-name="TableRow1101">
          <table:table-cell table:style-name="TableCell110100">
            <text:p text:style-name="P148"><text:span text:style-name="T386">350</text:span></text:p>
            <text:p text:style-name="P148"><text:span text:style-name="T386">Rob Mary Paisley Spencer</text:span><text:span text:style-name="T387"/></text:p>
          </table:table-cell>
          <table:table-cell table:style-name="TableCell110101">
            <text:p text:style-name="P148"><text:span text:style-name="T388">Mary</text:span><text:span text:style-name="T389"/></text:p>
          </table:table-cell>
        </table:table-row>
        <table:table-row table:style-name="TableRow1102">
          <table:table-cell table:style-name="TableCell110200">
            <text:p text:style-name="P150"><text:span text:style-name="T390">666</text:span></text:p>
            <text:p text:style-name="P150"><text:span text:style-name="T390">Paul Thomas William</text:span><text:span text:style-name="T391"/></text:p>
          </table:table-cell>
          <table:table-cell table:style-name="TableCell110201">
            <text:p text:style-name="P150"><text:span text:style-name="T392">William</text:span><text:span text:style-name="T393"/></text:p>
          </table:table-cell>
        </table:table-row>
      </table:table>
      <text:p text:style-name="P152"><text:span text:style-name="T39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